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number-columns-repeated="1022" table:default-cell-style-name="Default"/>
        <table:table-row table:style-name="ro1"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Comment</text:p>
          </table:table-cell>
          <table:table-cell table:style-name="ce31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SV2k24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3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Download</text:p>
          </table:table-cell>
          <table:table-cell table:style-name="ce31" office:value-type="string" calcext:value-type="string">
            <text:p>URL</text:p>
          </table:table-cell>
          <table:table-cell table:style-name="ce3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Default" office:value-type="string" calcext:value-type="string">
            <text:p><text:a xlink:href="https://sillyventure.eu/download/sv2k24se_1_of_2_no_wild.zip" xlink:type="simple">https://sillyventure.eu/download/sv2k24se_1_of_2_no_wild.zip</text:a></text:p>
          </table:table-cell>
          <table:table-cell table:style-name="ce3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<text:a xlink:href="https://sillyventure.eu/download/sv2k24se_2_of_2_wild.zip" xlink:type="simple">https://sillyventure.eu/download/sv2k24se_2_of_2_wild.zip</text:a></text:p>
          </table:table-cell>
          <table:table-cell table:style-name="ce3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4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32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4" office:value-type="string" calcext:value-type="string">
            <text:p><text:a xlink:href="https://files.scene.org/browse/parties/2024/sillyventure24/" xlink:type="simple">https://files.scene.org/browse/parties/2024/sillyventure24/</text:a></text:p>
          </table:table-cell>
          <table:table-cell table:style-name="ce3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1" table:number-columns-repeated="1015" table:default-cell-style-name="ce3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34" office:value-type="string" calcext:value-type="string">
            <text:p>TODO</text:p>
          </table:table-cell>
          <table:table-cell table:style-name="ce34" office:value-type="string" calcext:value-type="string">
            <text:p>Memory</text:p>
          </table:table-cell>
          <table:table-cell table:style-name="ce34" office:value-type="string" calcext:value-type="string">
            <text:p>Comment</text:p>
          </table:table-cell>
          <table:table-cell table:style-name="ce34" table:number-columns-repeated="1014"/>
        </table:table-row>
        <table:table-row table:style-name="ro1">
          <table:table-cell table:style-name="ce6" office:value-type="string" calcext:value-type="string">
            <text:p>BONUS:README</text:p>
          </table:table-cell>
          <table:table-cell table:style-name="ce38" table:number-columns-repeated="2"/>
          <table:table-cell table:style-name="ce40"/>
          <table:table-cell table:style-name="ce38"/>
          <table:table-cell table:style-name="ce40"/>
          <table:table-cell table:style-name="ce41" table:formula="of:=MID([.A2];1;FIND(&quot;:&quot;;[.A2];4)-1)" office:value-type="string" office:string-value="BONUS" calcext:value-type="string">
            <text:p>BONUS</text:p>
          </table:table-cell>
          <table:table-cell table:style-name="ce38" office:value-type="string" calcext:value-type="string">
            <text:p>YES</text:p>
          </table:table-cell>
          <table:table-cell table:style-name="ce42" table:number-columns-repeated="2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BONUS:AWM</text:p>
          </table:table-cell>
          <table:table-cell table:style-name="ce38" table:number-columns-repeated="5"/>
          <table:table-cell table:style-name="ce41" table:formula="of:=MID([.A3];1;FIND(&quot;:&quot;;[.A3];4)-1)" office:value-type="string" office:string-value="BONUS" calcext:value-type="string">
            <text:p>BONUS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2">
          <table:table-cell table:style-name="ce6" office:value-type="string" calcext:value-type="string">
            <text:p>ATASCII:CAMEWOOD</text:p>
          </table:table-cell>
          <table:table-cell table:style-name="ce38" table:number-columns-repeated="5"/>
          <table:table-cell table:style-name="ce41" table:formula="of:=MID([.A4];1;FIND(&quot;:&quot;;[.A4];4)-1)" office:value-type="string" office:string-value="ATASCII" calcext:value-type="string">
            <text:p>ATASCII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TASCII:HOTWINDS</text:p>
          </table:table-cell>
          <table:table-cell table:style-name="ce38" table:number-columns-repeated="5"/>
          <table:table-cell table:style-name="ce41" table:formula="of:=MID([.A5];1;FIND(&quot;:&quot;;[.A5];4)-1)" office:value-type="string" office:string-value="ATASCII" calcext:value-type="string">
            <text:p>ATASCII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ATASCII:SKALIEN</text:p>
          </table:table-cell>
          <table:table-cell table:style-name="ce38" table:number-columns-repeated="5"/>
          <table:table-cell table:style-name="ce41" table:formula="of:=MID([.A6];1;FIND(&quot;:&quot;;[.A6];4)-1)" office:value-type="string" office:string-value="ATASCII" calcext:value-type="string">
            <text:p>ATASCII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FX:NEZUMI</text:p>
          </table:table-cell>
          <table:table-cell table:style-name="ce38" table:number-columns-repeated="5"/>
          <table:table-cell table:style-name="ce41" table:formula="of:=MID([.A7];1;FIND(&quot;:&quot;;[.A7];4)-1)" office:value-type="string" office:string-value="GFX" calcext:value-type="string">
            <text:p>GFX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FX:AINTFLY</text:p>
          </table:table-cell>
          <table:table-cell table:style-name="ce38" table:number-columns-repeated="5"/>
          <table:table-cell table:style-name="ce41" table:formula="of:=MID([.A8];1;FIND(&quot;:&quot;;[.A8];4)-1)" office:value-type="string" office:string-value="GFX" calcext:value-type="string">
            <text:p>GFX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MSX:LIGHTSUM</text:p>
          </table:table-cell>
          <table:table-cell table:style-name="ce38" table:number-columns-repeated="5"/>
          <table:table-cell table:style-name="ce41" table:formula="of:=MID([.A9];1;FIND(&quot;:&quot;;[.A9];4)-1)" office:value-type="string" office:string-value="MSX" calcext:value-type="string">
            <text:p>MSX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MSX:SLOWREW</text:p>
          </table:table-cell>
          <table:table-cell table:style-name="ce38" table:number-columns-repeated="5"/>
          <table:table-cell table:style-name="ce41" table:formula="of:=MID([.A10];1;FIND(&quot;:&quot;;[.A10];4)-1)" office:value-type="string" office:string-value="MSX" calcext:value-type="string">
            <text:p>MSX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4" table:number-columns-repeated="3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AME256:FLAPSHIP</text:p>
          </table:table-cell>
          <table:table-cell table:style-name="ce38" table:number-columns-repeated="5"/>
          <table:table-cell table:style-name="ce41" table:formula="of:=MID([.A11];1;FIND(&quot;:&quot;;[.A11];4)-1)" office:value-type="string" office:string-value="GAME256" calcext:value-type="string">
            <text:p>GAME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AME256:AK256</text:p>
          </table:table-cell>
          <table:table-cell table:style-name="ce38" table:number-columns-repeated="5"/>
          <table:table-cell table:style-name="ce41" table:formula="of:=MID([.A12];1;FIND(&quot;:&quot;;[.A12];4)-1)" office:value-type="string" office:string-value="GAME256" calcext:value-type="string">
            <text:p>GAME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35" office:value-type="string" calcext:value-type="string">
            <text:p>GAME:FIRETOB2</text:p>
          </table:table-cell>
          <table:table-cell table:style-name="ce38" table:number-columns-repeated="5"/>
          <table:table-cell table:style-name="ce41" table:formula="of:=MID([.A13];1;FIND(&quot;:&quot;;[.A13];4)-1)" office:value-type="string" office:string-value="GAME" calcext:value-type="string">
            <text:p>GAM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35" office:value-type="string" calcext:value-type="string">
            <text:p>GAME:MAFIA</text:p>
          </table:table-cell>
          <table:table-cell table:style-name="ce38" table:number-columns-repeated="5"/>
          <table:table-cell table:style-name="ce41" table:formula="of:=MID([.A14];1;FIND(&quot;:&quot;;[.A14];4)-1)" office:value-type="string" office:string-value="GAME" calcext:value-type="string">
            <text:p>GAM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AME:TCD</text:p>
          </table:table-cell>
          <table:table-cell table:style-name="ce38" table:number-columns-repeated="5"/>
          <table:table-cell table:style-name="ce41" table:formula="of:=MID([.A15];1;FIND(&quot;:&quot;;[.A15];4)-1)" office:value-type="string" office:string-value="GAME" calcext:value-type="string">
            <text:p>GAM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GAME:PIXEL</text:p>
          </table:table-cell>
          <table:table-cell table:style-name="ce38" table:number-columns-repeated="5"/>
          <table:table-cell table:style-name="ce41" table:formula="of:=MID([.A16];1;FIND(&quot;:&quot;;[.A16];4)-1)" office:value-type="string" office:string-value="GAME" calcext:value-type="string">
            <text:p>GAM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256:ROLLTYRE</text:p>
          </table:table-cell>
          <table:table-cell table:style-name="ce38" table:number-columns-repeated="5"/>
          <table:table-cell table:style-name="ce41" table:formula="of:=MID([.A17];1;FIND(&quot;:&quot;;[.A17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256:ATTRACTO</text:p>
          </table:table-cell>
          <table:table-cell table:style-name="ce38" table:number-columns-repeated="5"/>
          <table:table-cell table:style-name="ce41" table:formula="of:=MID([.A18];1;FIND(&quot;:&quot;;[.A18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256:KITT</text:p>
          </table:table-cell>
          <table:table-cell table:style-name="ce38" table:number-columns-repeated="5"/>
          <table:table-cell table:style-name="ce41" table:formula="of:=MID([.A19];1;FIND(&quot;:&quot;;[.A19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256:HALFT</text:p>
          </table:table-cell>
          <table:table-cell table:style-name="ce38" table:number-columns-repeated="5"/>
          <table:table-cell table:style-name="ce41" table:formula="of:=MID([.A20];1;FIND(&quot;:&quot;;[.A20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16K:SLCHAOTIC</text:p>
          </table:table-cell>
          <table:table-cell table:style-name="ce38" table:number-columns-repeated="5"/>
          <table:table-cell table:style-name="ce41" table:formula="of:=MID([.A21];1;FIND(&quot;:&quot;;[.A21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16K:UNCUT</text:p>
          </table:table-cell>
          <table:table-cell table:style-name="ce38" table:number-columns-repeated="5"/>
          <table:table-cell table:style-name="ce41" table:formula="of:=MID([.A22];1;FIND(&quot;:&quot;;[.A22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16K:OPENLET</text:p>
          </table:table-cell>
          <table:table-cell table:style-name="ce38" table:number-columns-repeated="5"/>
          <table:table-cell table:style-name="ce41" table:formula="of:=MID([.A23];1;FIND(&quot;:&quot;;[.A23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INTRO16K:ENJOYTCO</text:p>
          </table:table-cell>
          <table:table-cell table:style-name="ce38" table:number-columns-repeated="5"/>
          <table:table-cell table:style-name="ce41" table:formula="of:=MID([.A24];1;FIND(&quot;:&quot;;[.A24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DEMO:ALEXMURP</text:p>
          </table:table-cell>
          <table:table-cell table:style-name="ce38" table:number-columns-repeated="5"/>
          <table:table-cell table:style-name="ce41" table:formula="of:=MID([.A25];1;FIND(&quot;:&quot;;[.A25];4)-1)" office:value-type="string" office:string-value="DEMO" calcext:value-type="string">
            <text:p>DEMO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WILD:CAPTAINF</text:p>
          </table:table-cell>
          <table:table-cell table:style-name="ce38" table:number-columns-repeated="5"/>
          <table:table-cell table:style-name="ce41" table:formula="of:=MID([.A26];1;FIND(&quot;:&quot;;[.A26];4)-1)" office:value-type="string" office:string-value="WILD" calcext:value-type="string">
            <text:p>WILD</text:p>
          </table:table-cell>
          <table:table-cell table:style-name="ce38" office:value-type="string" calcext:value-type="string">
            <text:p>YES</text:p>
          </table:table-cell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36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Steps Required</text:p>
          </table:table-cell>
          <table:table-cell table:style-name="ce36" table:formula="of:=ROWS(STEPS)*COLUMNS(STEPS)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Steps Not done</text:p>
          </table:table-cell>
          <table:table-cell table:style-name="ce36" table:formula="of:=COUNTIF(STEPS;&quot;&quot;)+COUNTIF(STEPS;&quot;TODO&quot;)" office:value-type="float" office:value="125" calcext:value-type="float">
            <text:p>125</text:p>
          </table:table-cell>
          <table:table-cell table:style-name="ce32"/>
          <table:table-cell table:number-columns-repeated="4"/>
          <table:table-cell table:style-name="ce32"/>
          <table:table-cell table:number-columns-repeated="1016"/>
        </table:table-row>
        <table:table-row table:style-name="ro1">
          <table:table-cell table:style-name="ce31" office:value-type="string" calcext:value-type="string">
            <text:p>Steps Not OK</text:p>
          </table:table-cell>
          <table:table-cell table:style-name="ce3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Steps Done</text:p>
          </table:table-cell>
          <table:table-cell table:style-name="ce39" table:formula="of:=1-[.B29]/[.B28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Entries Available</text:p>
          </table:table-cell>
          <table:table-cell table:style-name="ce36" table:formula="of:=ROWS(STEPS)" office:value-type="float" office:value="25" calcext:value-type="float">
            <text:p>25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ntries DONE</text:p>
          </table:table-cell>
          <table:table-cell table:style-name="ce36" table:formula="of:=COUNTIF([.H1:.H26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Entries TODO</text:p>
          </table:table-cell>
          <table:table-cell table:style-name="ce36" table:formula="of:=COUNTIF([.H2:.H27];&quot;YES&quot;)" office:value-type="float" office:value="25" calcext:value-type="float">
            <text:p>25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31" office:value-type="string" calcext:value-type="string">
            <text:p>Entries Done</text:p>
          </table:table-cell>
          <table:table-cell table:style-name="ce39" table:formula="of:=1-[.B34]/[.B32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Overall.$A$1" table:cell-range-address="$Entries.$A$1:.$G$26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Bonuses</text:p>
          </table:table-cell>
          <table:table-cell table:style-name="ce32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Songs</text:p>
          </table:table-cell>
          <table:table-cell table:style-name="ce32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Graphics</text:p>
          </table:table-cell>
          <table:table-cell table:style-name="ce32" table:formula="of:=COUNTIF([$Entries.G$1:$Entries.G$1048576];&quot;GF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Intros</text:p>
          </table:table-cell>
          <table:table-cell table:style-name="ce32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Demos</text:p>
          </table:table-cell>
          <table:table-cell table:style-name="ce32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Games</text:p>
          </table:table-cell>
          <table:table-cell table:style-name="ce32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5"/>
          <table:table-cell table:number-columns-repeated="60"/>
        </table:table-row>
        <table:table-row table:style-name="ro1">
          <table:table-cell table:style-name="ce32" office:value-type="string" calcext:value-type="string">
            <text:p>Wilds</text:p>
          </table:table-cell>
          <table:table-cell table:style-name="ce3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32" table:formula="of:=SUM([.B2:.B8])" office:value-type="float" office:value="21" calcext:value-type="float">
            <text:p>21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26"/>
      </table:named-expressions>
      <table:database-ranges>
        <table:database-range table:name="__Anonymous_Sheet_DB__1" table:target-range-address="Entries.A1:Entries.G2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14:39:08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4T14:46:05.117000000</dc:date>
    <meta:editing-cycles>768</meta:editing-cycles>
    <meta:editing-duration>P12DT4H4M42S</meta:editing-duration>
    <meta:generator>LibreOffice/7.1.5.2$Windows_x86 LibreOffice_project/85f04e9f809797b8199d13c421bd8a2b025d52b5</meta:generator>
    <meta:document-statistic meta:table-count="3" meta:cell-count="202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